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4pt" officeooo:rsid="001e3b39" officeooo:paragraph-rsid="001e3b39" style:font-size-asian="14pt" style:font-size-complex="14pt"/>
    </style:style>
    <style:style style:name="P2" style:family="paragraph" style:parent-style-name="Standard">
      <style:text-properties fo:font-size="14pt" officeooo:paragraph-rsid="001e3b39" style:font-size-asian="14pt" style:font-size-complex="14pt"/>
    </style:style>
    <style:style style:name="P3" style:family="paragraph" style:parent-style-name="Standard">
      <style:text-properties fo:font-size="12pt" officeooo:rsid="001e3b39" officeooo:paragraph-rsid="001e3b39" style:font-size-asian="10.5pt" style:font-size-complex="12pt"/>
    </style:style>
    <style:style style:name="T1" style:family="text">
      <style:text-properties officeooo:rsid="001e3b39"/>
    </style:style>
    <style:style style:name="T2" style:family="text">
      <style:text-properties officeooo:rsid="002010de"/>
    </style:style>
    <style:style style:name="T3" style:family="text">
      <style:text-properties officeooo:rsid="0021bebd"/>
    </style:style>
    <style:style style:name="T4" style:family="text">
      <style:text-properties officeooo:rsid="002391e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feraatti</text:p>
      <text:p text:style-name="P2"><text:span text:style-name="T1">Lauri Suomalainen: </text:span>Ohjelmistotuotantomenetelmien kehittyminen 1950- luvulta nykypäivään <text:span text:style-name="T1">(2014)</text:span></text:p>
      <text:p text:style-name="P2"/>
      <text:p text:style-name="P3">Laitteistojen kehittyessä ja monimutkaistuessa myös ongelmat ohjelmistojen tuotannossa ovat monimutkaistuneet. Muun muassa budjetin ylittäminen, ammattitaitosten ohjelmoijien puute ja projektien keskeytyminen osoittivat <text:span text:style-name="T2">jo 1960-luvulla</text:span> tarpeen järjestelmälliselle ohjelmien tuotannolle.</text:p>
      <text:p text:style-name="P3"><text:tab/>1950-luvulla esiteltiin lineaarisen suunnittelun malli, vesiputousmalli, joka muistuttaa insinööritieteiden suunnitteluprosessia. Lineaarista mallia on kutsuttu myös Plan Based -malliksi, sillä malli nojautuu vahvaan ennakointiin, suunnitteluun ja dokumentointiin. Mallissa määritellään järjestelmävaatimukset sekä ohjelmistovaatimukset, <text:span text:style-name="T2">joiden perusteella tehdään määrittely- ja suunnitteludokumentti. Vaatimusten teknisten yksityiskohtien perusteella suunnitellaan ohjelmiston arkkitehtuuri, rajapinnat, käyttöliittymä sekä testaus. Laajojen suunnitelmien jälkeen itse ohjelmointia pidetään lähes triviaalina työvaiheena, jonka lopputuloksena on valmis ohjelmisto. Vesiputousmallin ongelmakohtia ovat muun muassa vaatimuksien muuttuminen kesken projektin sekä suunnitteluvirheiden ja ongelmien ilmeneminen vasta projektin loppuvaiheessa. </text:span></text:p>
      <text:p text:style-name="P3"><text:tab/><text:span text:style-name="T2">Vesiputousmallin ongelmiin on esitetty vastaukseksi inkrementaalisia ja iteratiivisia ohjelmistotuotantomenetelmiä, jotka perustuvat ohjelmien vaiheittaiseen kehittämiseen. Ohjelmistoa kehitetään vaiheittain siten, että edellisen vaiheen jälkeen pyritään kehittämään aina uusi, paranneltu versio.Näistä menetelmistä Suomalainen on esitelly tarkemmin spriraalimallin, RUP-mallin sekä ketterän ohjelmistotuotantomenetelmän Scrum.</text:span></text:p>
      <text:p text:style-name="P3"><text:tab/><text:span text:style-name="T2">Spiraalimalli etenee iteraatioittain, joissa toistuu työvaiheet tavoitteen määrittely, riskien arviointi ja minimointi, kehitys ja validointi sekä seurvaavan vaiheen suunnittelu. Spiraalimallissa ohjelmistokehitystä ohjaa riskeihin varautuminen ja niiden hallinta. Projektin riskit pyritään tunnistamaan etukäteen, ja riskien realisoitumismahdollisuuksia pienennetään toimintasuunnitelmilla. Erilaisia ohjelmistotuotantomenetelmiä voidaan käyttää hyväksi, mutta selkeiden ohjeiden ja käytänteiden puute onkin luettu myös menetelmän heikkoudeksi.</text:span></text:p>
      <text:p text:style-name="P3"><text:tab/><text:span text:style-name="T3">RUP, Rational Unified Process, on iteratiivisesti etenevä suunnittelumalli, jossa käytetään paljon dokumentaatiomalleja. Mallissa on määritelty jokaisen iteraation tavoite: aloitusvaihe, kehittelyvaihe, rakennusvaihe ja siirtymävaihe. Iteraatiota voidaan suoritta tässä järjestyksessä, mutta myös jonkun vaiheen sisäiset iteraatiot ovat mahdollisia. Toisin kuin spiraalimalli, RUP määrittää myös suositeltuja käytäntöjä ohjelmistojen kehittämiseen. Tarkka dokumentointi, iteratiivisuus sekä komponenttiarkkitehtuuri tuottavat laadukkaita ohjelmistoja. Heikkoutena voidaan nähdä soveltumattomuus todella laajoihin projekteihin sekä ylläpitovaiheen puuttuminen.</text:span></text:p>
      <text:p text:style-name="P3"><text:tab/><text:span text:style-name="T4">Ketteristä menetelmistä on esitelty Scrum, joka perustuu iteraatioiden lisäksi mm. ihmisten väliseen kommunikaatioon, muutoksien hyväksymiseen sekä jatkuvasti kehittyvään ja silti toimivaan tuotteeseen. Tärkeää on myös työtiimille annettu vastuu työn etenemisestä. Kehitys on jaettu <text:s/>lyhyisiin iteraatiohin, eli sprinteihin, joiden välissä yhteistyössä asiakkaan kanssa sovitaan seuraavista tavoitteista ja varmistetaan siihenastisen ohjelmiston oikeellisuus. Ketterät kehitysmenetelmät ovat olleet suosittuja koko 2000-luvun, ja niillä saavutetaankin aiempaa nopeammin käyttökelpoista ohjelmistoa. Kritiikkiä on aiheuttanut kuitenkin dokumentoinnin puute, jonka vuoksi ketteriä menetelmiä pidetään soveltumattomina laajoihin ohjelmistotuotantoprojekteihi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8T00:05:57.406098981</meta:creation-date>
    <dc:date>2016-05-08T01:06:44.990764074</dc:date>
    <meta:editing-duration>PT30M27S</meta:editing-duration>
    <meta:editing-cycles>2</meta:editing-cycles>
    <meta:generator>LibreOffice/4.2.8.2$Linux_X86_64 LibreOffice_project/420m0$Build-2</meta:generator>
    <meta:document-statistic meta:table-count="0" meta:image-count="0" meta:object-count="0" meta:page-count="1" meta:paragraph-count="8" meta:word-count="349" meta:character-count="3624" meta:non-whitespace-character-count="3275"/>
  </office:meta>
</office:document-meta>
</file>